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ff" draw:textarea-horizontal-align="left" draw:textarea-vertical-align="top" draw:auto-grow-height="false" fo:wrap-option="wrap" draw:shadow="visible"/>
    </style:style>
    <style:style style:name="gr2" style:family="graphic" style:parent-style-name="standard">
      <style:graphic-properties svg:stroke-color="#0000ff" draw:textarea-horizontal-align="left" draw:textarea-vertical-align="top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ff" draw:textarea-horizontal-align="left" draw:textarea-vertical-align="top" draw:auto-grow-height="false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start"/>
      <style:text-properties fo:color="#000000" style:text-underline-style="solid" style:text-underline-width="auto" style:text-underline-color="font-color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12pt" fo:language="en" fo:country="US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0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10pt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10pt" style:font-style-asian="normal" style:font-weight-asian="bold" style:font-family-complex="'Lucida Sans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000000" fo:font-size="10pt" style:text-underline-style="none" style:font-size-asian="10pt" style:font-size-complex="10pt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636cm" svg:height="9.398cm" svg:x="1.762cm" svg:y="1.381cm">
          <text:p text:style-name="P1"><text:span text:style-name="T1">DataSet</text:span></text:p>
          <text:p text:style-name="P1"><text:span text:style-name="T2">Parameters:</text:span></text:p>
          <text:list text:style-name="L1">
            <text:list-item>
              <text:p text:style-name="P1"><text:span text:style-name="T2">Input samples (nSampls X inDim)</text:span></text:p>
            </text:list-item>
            <text:list-item>
              <text:p text:style-name="P1"><text:span text:style-name="T2">Output labels (nSamples X 1)</text:span></text:p>
            </text:list-item>
            <text:list-item>
              <text:p text:style-name="P1"><text:span text:style-name="T2">PCA matrix ( inDim X reducedDim)</text:span></text:p>
            </text:list-item>
            <text:list-item>
              <text:p text:style-name="P1"><text:span text:style-name="T2">PCA components (nSamples X reducedDim)</text:span></text:p>
            </text:list-item>
          </text:list>
          <text:p text:style-name="P1"><text:span text:style-name="T2">Methods: </text:span></text:p>
          <text:list text:continue-numbering="true" text:style-name="L1">
            <text:list-item>
              <text:p text:style-name="P1"><text:span text:style-name="T3">ReadInput(inFile) / redaOutput(inFile) </text:span></text:p>
              <text:list>
                <text:list-header>
                  <text:p text:style-name="P1"><text:span text:style-name="T2">read .csv files</text:span></text:p>
                </text:list-header>
              </text:list>
            </text:list-item>
            <text:list-item>
              <text:p text:style-name="P1"><text:span text:style-name="T3">RunPCA():</text:span></text:p>
              <text:list>
                <text:list-header>
                  <text:p text:style-name="P1"><text:span text:style-name="T2"><text:s/></text:span><text:span text:style-name="T2">calculate PCA matrix &amp; components</text:span></text:p>
                </text:list-header>
              </text:list>
            </text:list-item>
            <text:list-item>
              <text:p text:style-name="P1"><text:span text:style-name="T3">DisplayInput(nDisp,isRand)</text:span></text:p>
              <text:list>
                <text:list-header>
                  <text:p text:style-name="P1"><text:span text:style-name="T2">display nDisp images from dataSet input</text:span></text:p>
                </text:list-header>
              </text:list>
            </text:list-item>
            <text:list-item>
              <text:p text:style-name="P1"><text:span text:style-name="T3">displayPca(inds)</text:span></text:p>
              <text:list>
                <text:list-header>
                  <text:p text:style-name="P1"><text:span text:style-name="T2">display the largest PCA components of samples(inds)</text:span></text:p>
                </text:list-header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" draw:id="id3" draw:layer="layout" svg:width="8.382cm" svg:height="9.271cm" svg:x="12.049cm" svg:y="1.381cm">
          <text:p text:style-name="P3"><text:span text:style-name="T4">NeuralNetwork</text:span></text:p>
          <text:p text:style-name="P3"><text:span text:style-name="T5">Parameters:</text:span></text:p>
          <text:list text:style-name="L1">
            <text:list-item>
              <text:p text:style-name="P3"><text:span text:style-name="T5">Proper dataSet parameters: single instant is matched to specific dataSet parameters</text:span></text:p>
            </text:list-item>
            <text:list-item>
              <text:p text:style-name="P3"><text:span text:style-name="T5">Network parameters: hiddenLayerSize, theta coefficients </text:span></text:p>
            </text:list-item>
          </text:list>
          <text:p text:style-name="P3"><text:span text:style-name="T5">Methods:</text:span></text:p>
          <text:list text:continue-numbering="true" text:style-name="L1">
            <text:list-item>
              <text:p text:style-name="P3"><text:span text:style-name="T6">setNetworkParameters(thetaVec)</text:span></text:p>
              <text:p text:style-name="P3"><text:span text:style-name="T5">manually set network parameters</text:span></text:p>
            </text:list-item>
            <text:list-item>
              <text:p text:style-name="P3"><text:span text:style-name="T6">readNetworkParams(csvFile)</text:span></text:p>
              <text:p text:style-name="P3"><text:span text:style-name="T5">read network parameters from csv file</text:span></text:p>
            </text:list-item>
            <text:list-item>
              <text:p text:style-name="P3"><text:span text:style-name="T6">learnNetwork(ds)</text:span></text:p>
              <text:p text:style-name="P3"><text:span text:style-name="T5">learn network parameters from training data set</text:span></text:p>
            </text:list-item>
            <text:list-item>
              <text:p text:style-name="P3"><text:span text:style-name="T6">predict(X)</text:span></text:p>
              <text:p text:style-name="P3"><text:span text:style-name="T5">use neural network to predict output value from nput </text:span></text:p>
            </text:list-item>
            <text:list-item>
              <text:p text:style-name="P3"><text:span text:style-name="T6">nnTest(dataSet)</text:span></text:p>
              <text:p text:style-name="P3"><text:span text:style-name="T5">test network parameters on labeled dataSet, display error samples </text:span></text:p>
            </text:list-item>
          </text:list>
          <text:p text:style-name="P3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" draw:id="id1" draw:layer="layout" svg:width="6.269cm" svg:height="3.175cm" svg:x="2.959cm" svg:y="11.776cm">
          <text:p text:style-name="P3"><text:span text:style-name="T7">DisplayData</text:span></text:p>
          <text:p text:style-name="P3"><text:span text:style-name="T8">Functions:</text:span></text:p>
          <text:list text:style-name="L1">
            <text:list-item>
              <text:p text:style-name="P3"><text:span text:style-name="T6">implot(inList)</text:span></text:p>
              <text:p text:style-name="P3"><text:span text:style-name="T8">plot single image</text:span></text:p>
            </text:list-item>
            <text:list-item>
              <text:p text:style-name="P3"><text:span text:style-name="T6">displayData(X,nRows,nCols)</text:span></text:p>
              <text:p text:style-name="P3"><text:span text:style-name="T5">multiple images display in a grid</text:span></text:p>
            </text:list-item>
          </text:list>
          <text:p text:style-name="P3"><text:span text:style-name="T9"/></text:p>
          <text:p text:style-name="P3"><text:span text:style-name="T9"/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6.093cm" svg:y1="11.776cm" svg:x2="6.08cm" svg:y2="10.779cm" draw:start-shape="id1" draw:start-glue-point="0" draw:end-shape="id2" draw:end-glue-point="2" svg:d="m6093 11776v-502l-13 207v-702">
          <text:p/>
        </draw:connector>
        <draw:connector draw:style-name="gr3" draw:text-style-name="P6" draw:layer="layout" draw:type="lines" svg:x1="10.398cm" svg:y1="6.08cm" svg:x2="12.049cm" svg:y2="6.016cm" draw:start-shape="id2" draw:start-glue-point="1" draw:end-shape="id3" draw:end-glue-point="3" svg:d="m10398 6080h702l448-64h501">
          <text:p/>
        </draw:connector>
        <draw:custom-shape draw:style-name="gr4" draw:text-style-name="P5" xml:id="id4" draw:id="id4" draw:layer="layout" svg:width="4.572cm" svg:height="2.413cm" svg:x="13.954cm" svg:y="11.922cm">
          <text:p text:style-name="P3"><text:span text:style-name="T10">gradientDescent</text:span></text:p>
          <text:p text:style-name="P3"><text:span text:style-name="T8">Run gradient descent algorithm</text:span></text:p>
          <text:p text:style-name="P3"><text:span text:style-name="T8"/></text:p>
          <text:p text:style-name="P3"><text:span text:style-name="T5"/></text:p>
          <text:p text:style-name="P3"><text:span text:style-name="T9"/></text:p>
          <text:p text:style-name="P3"><text:span text:style-name="T9"/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921cm" svg:height="0.842cm" svg:x="14.335cm" svg:y="13.319cm">
          <text:p text:style-name="P3"><text:span text:style-name="T10">costFunc</text:span></text:p>
          <text:p text:style-name="P3"><text:span text:style-name="T8"/></text:p>
          <text:p text:style-name="P3"><text:span text:style-name="T5"/></text:p>
          <text:p text:style-name="P3"><text:span text:style-name="T9"/></text:p>
          <text:p text:style-name="P3"><text:span text:style-name="T9"/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16.24cm" svg:y1="11.922cm" svg:x2="16.24cm" svg:y2="10.652cm" draw:start-shape="id4" draw:start-glue-point="0" draw:end-shape="id3" draw:end-glue-point="2" svg:d="m16240 11922v-502-67-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 li</meta:initial-creator>
    <meta:creation-date>2016-01-19T14:09:38.64</meta:creation-date>
    <dc:date>2016-01-20T14:13:32.16</dc:date>
    <dc:creator>li li</dc:creator>
    <meta:editing-duration>PT12H49M34S</meta:editing-duration>
    <meta:editing-cycles>4</meta:editing-cycles>
    <meta:generator>OpenOffice/4.0.1$Win32 OpenOffice.org_project/401m5$Build-9714</meta:generator>
    <meta:document-statistic meta:object-count="8"/>
  </office:meta>
</office:document-meta>
</file>